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finito-title">
      <style:graphic-properties draw:auto-grow-height="true" fo:min-height="3.506cm"/>
    </style:style>
    <style:style style:name="pr2" style:family="presentation" style:parent-style-name="Predefinito-subtitle">
      <style:graphic-properties draw:fill-color="#ffffff" draw:auto-grow-height="true" fo:min-height="13.859cm"/>
    </style:style>
    <style:style style:name="pr3" style:family="presentation" style:parent-style-name="Predefinito-notes">
      <style:graphic-properties draw:fill-color="#ffffff" draw:auto-grow-height="true" fo:min-height="13.364cm"/>
    </style:style>
    <style:style style:name="P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83065" fo:font-family="Helvetica" style:font-family-generic="swiss" fo:font-size="40pt" fo:font-weight="bold" style:font-family-asian="Helvetica" style:font-family-generic-asian="swiss" style:font-size-asian="40pt" style:font-weight-asian="bold" style:font-family-complex="Helvetica" style:font-family-generic-complex="swiss" style:font-size-complex="40pt" style:font-weight-complex="bold"/>
    </style:style>
    <style:style style:name="P2" style:family="paragraph">
      <style:text-properties fo:font-size="40pt" fo:font-weight="bold" style:font-size-asian="40pt" style:font-weight-asian="bold" style:font-size-complex="40pt" style:font-weight-complex="bold"/>
    </style:style>
    <style:style style:name="P3" style:family="paragraph">
      <style:paragraph-properties fo:text-align="start"/>
      <style:text-properties fo:font-size="20pt" style:font-size-asian="20pt" style:font-size-complex="20pt"/>
    </style:style>
    <style:style style:name="P4"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0pt" fo:font-style="italic" style:font-family-asian="Helvetica" style:font-family-generic-asian="swiss" style:font-size-asian="10pt" style:font-style-asian="italic" style:font-family-complex="Helvetica" style:font-family-generic-complex="swiss" style:font-size-complex="5.69999980926514pt" style:font-style-complex="italic"/>
    </style:style>
    <style:style style:name="P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83065" fo:font-family="Helvetica" style:font-family-generic="swiss" fo:font-size="14pt" fo:font-weight="bold" style:font-family-asian="Helvetica" style:font-family-generic-asian="swiss" style:font-size-asian="14pt" style:font-weight-asian="bold" style:font-family-complex="Helvetica" style:font-family-generic-complex="swiss" style:font-size-complex="8pt" style:font-weight-complex="bold"/>
    </style:style>
    <style:style style:name="P6"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ArialMT" style:font-family-generic="swiss" fo:font-size="18pt" style:font-family-asian="ArialMT" style:font-family-generic-asian="swiss" style:font-size-asian="18pt" style:font-family-complex="ArialMT" style:font-family-generic-complex="swiss" style:font-size-complex="18pt"/>
    </style:style>
    <style:style style:name="P7"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83065" fo:font-family="Verdana" style:font-family-generic="swiss" fo:font-size="18pt" style:font-family-asian="Verdana" style:font-family-generic-asian="swiss" style:font-size-asian="18pt" style:font-family-complex="Verdana" style:font-family-generic-complex="swiss" style:font-size-complex="18pt"/>
    </style:style>
    <style:style style:name="P8" style:family="paragraph">
      <style:paragraph-properties fo:text-align="start" style:text-autospace="none"/>
      <style:text-properties fo:color="#000000" fo:font-family="ArialMT" style:font-family-generic="swiss" fo:font-size="18pt" style:font-family-asian="ArialMT" style:font-family-generic-asian="swiss" style:font-size-asian="18pt" style:font-family-complex="ArialMT" style:font-family-generic-complex="swiss" style:font-size-complex="18pt"/>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83065" fo:font-family="Verdana" style:font-family-generic="swiss" fo:font-size="18pt" style:font-family-asian="Verdana" style:font-family-generic-asian="swiss" style:font-size-asian="18pt" style:font-family-complex="Verdana" style:font-family-generic-complex="swiss" style:font-size-complex="18pt"/>
    </style:style>
    <style:style style:name="P1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ArialMT" style:font-family-generic="swiss" fo:font-size="18pt" style:font-family-asian="ArialMT" style:font-family-generic-asian="swiss" style:font-size-asian="18pt" style:font-family-complex="ArialMT" style:font-family-generic-complex="swiss" style:font-size-complex="18pt"/>
    </style:style>
    <style:style style:name="P11" style:family="paragraph">
      <style:paragraph-properties fo:text-align="start"/>
      <style:text-properties fo:font-size="18pt" style:font-size-asian="18pt" style:font-size-complex="18pt"/>
    </style:style>
    <style:style style:name="P12"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P13" style:family="paragraph">
      <style:paragraph-properties fo:text-align="start"/>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7c7565" fo:font-family="Courier" style:font-family-generic="modern" style:font-pitch="fixed" fo:font-size="10pt" style:font-family-asian="Courier" style:font-family-generic-asian="modern" style:font-pitch-asian="fixed" style:font-size-asian="10pt" style:font-family-complex="Courier" style:font-family-generic-complex="modern" style:font-pitch-complex="fixed" style:font-size-complex="5.69999980926514pt"/>
    </style:style>
    <style:style style:name="T1" style:family="text">
      <style:text-properties fo:color="#283065" style:text-outline="false" style:text-line-through-style="none" fo:font-family="Helvetica" style:font-family-generic="swiss" fo:font-size="40pt" fo:font-style="normal" fo:text-shadow="none" style:text-underline-style="none" fo:font-weight="bold" style:letter-kerning="true" style:font-family-asian="Helvetica" style:font-family-generic-asian="swiss" style:font-size-asian="40pt" style:font-style-asian="normal" style:font-weight-asian="bold" style:font-family-complex="Helvetica" style:font-family-generic-complex="swiss" style:font-size-complex="40pt" style:font-style-complex="normal" style:font-weight-complex="bold" style:text-emphasize="none" style:font-relief="none" style:text-overline-style="none" style:text-overline-color="font-color"/>
    </style:style>
    <style:style style:name="T2" style:family="text">
      <style:text-properties fo:font-size="20pt" style:font-size-asian="20pt" style:font-size-complex="20pt"/>
    </style:style>
    <style:style style:name="T3" style:family="text">
      <style:text-properties fo:font-size="20pt" fo:language="en" fo:country="TT" style:font-size-asian="20pt" style:font-size-complex="20pt"/>
    </style:style>
    <style:style style:name="T4" style:family="text">
      <style:text-properties fo:font-size="20pt" fo:language="en" fo:country="GB" style:font-size-asian="20pt" style:font-size-complex="20pt"/>
    </style:style>
    <style:style style:name="T5" style:family="text">
      <style:text-properties fo:font-size="20pt" fo:language="en" fo:country="US" style:font-size-asian="20pt" style:font-size-complex="20pt"/>
    </style:style>
    <style:style style:name="T6"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fo:language="en" fo:country="GB" fo:font-weight="bold" style:font-size-asian="20pt" style:font-weight-asian="bold" style:font-size-complex="20pt" style:font-weight-complex="bold"/>
    </style:style>
    <style:style style:name="T9"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Helvetica" style:font-family-generic="swiss" fo:font-size="20pt" fo:language="en" fo:country="GB"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Helvetica" style:font-family-generic="swiss"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2" draw:layer="layout" svg:width="25.199cm" svg:height="3.506cm" svg:x="1.4cm" svg:y="0.837cm" presentation:class="title">
          <draw:text-box>
            <text:p text:style-name="P1"><text:span text:style-name="T1">Incomplete Library Class</text:span></text:p>
          </draw:text-box>
        </draw:frame>
        <draw:frame presentation:style-name="pr2" draw:text-style-name="P3" draw:layer="layout" svg:width="25.199cm" svg:height="14.282cm" svg:x="1.601cm" svg:y="5.33cm" presentation:class="subtitle" presentation:user-transformed="true">
          <draw:text-box>
            <text:p text:style-name="P3"><text:span text:style-name="T2">Can </text:span><text:span text:style-name="T3">happen</text:span><text:span text:style-name="T2"> that </text:span><text:span text:style-name="T4">library</text:span><text:span text:style-name="T2"> class </text:span><text:span text:style-name="T4">used</text:span><text:span text:style-name="T2"> in your project </text:span><text:span text:style-name="T5">doesn't</text:span><text:span text:style-name="T2"> </text:span><text:span text:style-name="T4">satisfy</text:span><text:span text:style-name="T2"> a new need.</text:span></text:p>
            <text:p text:style-name="P3"><text:span text:style-name="T2"/></text:p>
            <text:p text:style-name="P3"><text:span text:style-name="T2">This is not a good situation, the following tools are just <text:s/></text:span><text:span text:style-name="T6">work arounds</text:span><text:span text:style-name="T2"> (change the source class is the right solution):</text:span></text:p>
            <text:p text:style-name="P3"><text:span text:style-name="T2"/></text:p>
            <text:p text:style-name="P3"><text:span text:style-name="T2">You can “extend” library class adding methods </text:span><text:span text:style-name="T7">Introduce </text:span><text:span text:style-name="T8">foreign</text:span><text:span text:style-name="T7"> methods:</text:span></text:p>
            <text:p text:style-name="P3"><text:span text:style-name="T2"/></text:p>
            <text:list text:style-name="L2">
              <text:list-item>
                <text:p text:style-name="P3"><text:span text:style-name="T2">Adding a method on client side with the sever side class a argument.</text:span></text:p>
              </text:list-item>
            </text:list>
            <text:p text:style-name="P3"><text:span text:style-name="T2"><text:s text:c="2"/></text:span></text:p>
            <text:p text:style-name="P3"><text:span text:style-name="T2">or new behaviours with </text:span><text:span text:style-name="T7">Introduce local extension:</text:span></text:p>
            <text:p text:style-name="P3"><text:span text:style-name="T7"/></text:p>
            <text:list text:continue-numbering="true" text:style-name="L2">
              <text:list-item>
                <text:p text:style-name="P4"><text:span text:style-name="T9">Create a new class that contains these extra methods. (subclass or wrapper)</text:span></text:p>
              </text:list-item>
              <text:list-item>
                <text:p text:style-name="P4"><text:span text:style-name="T9">It's suggested to use subclass instead of wrapper, </text:span><text:span text:style-name="T10">because</text:span><text:span text:style-name="T9"> you don't need to override method but just add the new ones. With wrapper solution you have to </text:span><text:span text:style-name="T10">override</text:span><text:span text:style-name="T9"> object methods and this breaks some of the commons rules (e.g. Equals is </text:span><text:span text:style-name="T10">symmetric</text:span><text:span text:style-name="T9">)</text:span></text:p>
              </text:list-item>
            </text:list>
            <text:p text:style-name="P4"><text:span text:style-name="T9"/></text:p>
            <text:p text:style-name="P4"><text:span text:style-name="T9">Note: If you are introducing too many </text:span><text:span text:style-name="T10">foreign</text:span><text:span text:style-name="T9"> methods you should think at local extensio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frame presentation:style-name="pr1" draw:text-style-name="P2" draw:layer="layout" svg:width="25.199cm" svg:height="3.506cm" svg:x="1.4cm" svg:y="0.837cm" presentation:class="title">
          <draw:text-box>
            <text:p text:style-name="P5"><text:span text:style-name="T1">Data Class</text:span></text:p>
          </draw:text-box>
        </draw:frame>
        <draw:frame presentation:style-name="pr2" draw:text-style-name="P11" draw:layer="layout" svg:width="25.199cm" svg:height="18.931cm" svg:x="1.458cm" svg:y="3.667cm" presentation:class="subtitle" presentation:user-transformed="true">
          <draw:text-box>
            <text:p text:style-name="P6"><text:span text:style-name="T11">Such classes are dumb data holders and are almost certainly being manipulated in far too much detail by other classes.</text:span></text:p>
            <text:p text:style-name="P6"><text:span text:style-name="T11"/></text:p>
            <text:p text:style-name="P6"><text:span text:style-name="T11">Data classes are like children. They are okay as a starting point, but to participate as a grownup object, they need to take some responsibility.</text:span></text:p>
            <text:p text:style-name="P6"><text:span text:style-name="T11"/></text:p>
            <text:p text:style-name="P6"><text:span text:style-name="T11">To transform data class to a real object:</text:span></text:p>
            <text:p text:style-name="P6"><text:span text:style-name="T11"/></text:p>
            <text:list text:style-name="L2">
              <text:list-item>
                <text:p text:style-name="P7"><text:span text:style-name="T11">Encapsulate Field</text:span></text:p>
                <text:list>
                  <text:list-header>
                    <text:p text:style-name="P7"><text:span text:style-name="T11">When you make data public, other objects can change</text:span></text:p>
                  </text:list-header>
                </text:list>
              </text:list-item>
            </text:list>
            <text:p text:style-name="P8"><text:span text:style-name="T11"><text:tab/></text:span><text:span text:style-name="T11">and access data values without the owning object's knowing about it. This </text:span><text:span text:style-name="T11"><text:tab/></text:span><text:span text:style-name="T11"><text:tab/></text:span><text:span text:style-name="T11">separates data from behavior.</text:span></text:p>
            <text:p text:style-name="P9"><text:span text:style-name="T11"/></text:p>
            <text:list text:continue-numbering="true" text:style-name="L2">
              <text:list-item>
                <text:p text:style-name="P7"><text:span text:style-name="T11">Encapsulate Collection</text:span></text:p>
                <text:list>
                  <text:list-header>
                    <text:p text:style-name="P7"><text:span text:style-name="T11">The owning object should be the only to have control over adding and removing elements from the collection.</text:span></text:p>
                  </text:list-header>
                </text:list>
              </text:list-item>
            </text:list>
            <text:p text:style-name="P10"><text:span text:style-name="T11"/></text:p>
            <text:list text:continue-numbering="true" text:style-name="L2">
              <text:list-item>
                <text:p text:style-name="P7"><text:span text:style-name="T11">Remove Setting Method</text:span></text:p>
              </text:list-item>
            </text:list>
            <text:p text:style-name="P6"><text:span text:style-name="T11"><text:tab/></text:span><text:span text:style-name="T11">If you don't want that field to change once the object is created, then don't </text:span><text:span text:style-name="T11"><text:tab/></text:span><text:span text:style-name="T11"><text:tab/></text:span><text:span text:style-name="T11"><text:tab/></text:span><text:span text:style-name="T11"><text:tab/></text:span><text:span text:style-name="T11">provide a setting method</text:span></text:p>
            <text:p text:style-name="P6"><text:span text:style-name="T11"/></text:p>
            <text:list text:continue-numbering="true" text:style-name="L2">
              <text:list-item>
                <text:p text:style-name="P7"><text:span text:style-name="T11"><text:s/></text:span><text:span text:style-name="T11">Hide Method</text:span></text:p>
              </text:list-item>
            </text:list>
            <text:p text:style-name="P6"><text:span text:style-name="T11"><text:tab/></text:span><text:span text:style-name="T11">As more behavior is built into the class, you may find that many of the getting</text:span></text:p>
            <text:p text:style-name="P6"><text:span text:style-name="T11"><text:tab/></text:span><text:span text:style-name="T11">and setting methods are no longer needed publicly</text:span></text:p>
            <text:list text:continue-numbering="true" text:style-name="L2">
              <text:list-header>
                <text:p text:style-name="P7"><text:span text:style-name="T11"/></text:p>
              </text:list-header>
              <text:list-item>
                <text:p text:style-name="P7"><text:span text:style-name="T11">Move Method</text:span></text:p>
              </text:list-item>
              <text:list-item>
                <text:p text:style-name="P7"><text:span text:style-name="T11">Extract Method</text:span></text:p>
                <text:p text:style-name="P7"><text:span text:style-name="T11"/></text:p>
              </text:list-item>
            </text:list>
            <text:p text:style-name="P6"><text:span text:style-name="T11"/></text:p>
            <text:p text:style-name="P6"><text:span text:style-name="T11"/></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frame presentation:style-name="pr1" draw:text-style-name="P2" draw:layer="layout" svg:width="25.199cm" svg:height="3.506cm" svg:x="1.4cm" svg:y="0.837cm" presentation:class="title">
          <draw:text-box>
            <text:p text:style-name="P5"><text:span text:style-name="T1">Refused Bequest (eredità)</text:span></text:p>
          </draw:text-box>
        </draw:frame>
        <draw:frame presentation:style-name="pr2" draw:text-style-name="P11" draw:layer="layout" svg:width="25.199cm" svg:height="13.859cm" svg:x="1.458cm" svg:y="6.203cm" presentation:class="subtitle" presentation:user-transformed="true">
          <draw:text-box>
            <text:p text:style-name="P12"><text:span text:style-name="T11">Subclasses get to inherit the methods and data of their parents. </text:span></text:p>
            <text:p text:style-name="P12"><text:span text:style-name="T11">if they don't want or need what they are given, we have two way to do an <text:s/>improvement: create <text:s/>a new sibling or replace inheritance with delegation.</text:span></text:p>
            <text:p text:style-name="P12"><text:span text:style-name="T11"/></text:p>
            <text:p text:style-name="P12"><text:span text:style-name="T11">Note: Fowler says that sometimes it can be not bad to leave a refused bequest if it doesn't creates a big problem</text:span></text:p>
            <text:p text:style-name="P12"><text:span text:style-name="T11"/></text:p>
            <text:p text:style-name="P12"><text:span text:style-name="T11">To create a new sibling:</text:span></text:p>
            <text:p text:style-name="P12"><text:span text:style-name="T11"/></text:p>
            <text:list text:style-name="L2">
              <text:list-item>
                <text:p text:style-name="P12"><text:span text:style-name="T12">Push Down Method</text:span></text:p>
              </text:list-item>
            </text:list>
            <text:p text:style-name="P13"><text:span text:style-name="T13"><text:tab/></text:span><text:span text:style-name="T13">Behavior on a superclass is relevant only for some of its subclasses.</text:span><text:span text:style-name="T12"> </text:span></text:p>
            <text:list text:continue-numbering="true" text:style-name="L2">
              <text:list-item>
                <text:p text:style-name="P12"><text:span text:style-name="T12">Push Down Field </text:span></text:p>
              </text:list-item>
            </text:list>
            <text:p text:style-name="P12"><text:span text:style-name="T13"><text:tab/></text:span><text:span text:style-name="T13">A field is used only by some subclasses.</text:span></text:p>
            <text:p text:style-name="P14"><text:span text:style-name="T12"/></text:p>
            <text:p text:style-name="P12"><text:span text:style-name="T11"/></text:p>
            <text:p text:style-name="P12"><text:span text:style-name="T11"/></text:p>
            <text:p text:style-name="P12"><text:span text:style-name="T11"/></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draw:frame presentation:style-name="pr1" draw:text-style-name="P2" draw:layer="layout" svg:width="25.199cm" svg:height="3.506cm" svg:x="1.4cm" svg:y="0.837cm" presentation:class="title">
          <draw:text-box>
            <text:p text:style-name="P5"><text:span text:style-name="T1">Comments (eredità)</text:span></text:p>
          </draw:text-box>
        </draw:frame>
        <draw:frame presentation:style-name="pr2" draw:text-style-name="P11" draw:layer="layout" svg:width="25.199cm" svg:height="13.859cm" svg:x="1.458cm" svg:y="6.203cm" presentation:class="subtitle" presentation:user-transformed="true">
          <draw:text-box>
            <text:p text:style-name="P12"><text:span text:style-name="T11">Comments lead us to bad code that has all the rotten whiffs we've discussed in the rest of this chapter. Our first action is to remove the bad smells by refactoring. When we're finished, we often find that the comments are superfluous.</text:span></text:p>
            <text:p text:style-name="P12"><text:span text:style-name="T11"/></text:p>
            <text:p text:style-name="P12"><text:span text:style-name="T11">If you need a comment to explain what a block of code does:</text:span></text:p>
            <text:p text:style-name="P12"><text:span text:style-name="T11"/></text:p>
            <text:list text:style-name="L2">
              <text:list-item>
                <text:p text:style-name="P12"><text:span text:style-name="T11">Extract Method</text:span></text:p>
              </text:list-item>
              <text:list-item>
                <text:p text:style-name="P12"><text:span text:style-name="T11">Rename Method</text:span></text:p>
              </text:list-item>
              <text:list-item>
                <text:p text:style-name="P12"><text:span text:style-name="T11">Introduce Assertion</text:span></text:p>
              </text:list-item>
            </text:list>
            <text:p text:style-name="P12"><text:span text:style-name="T11"><text:tab/></text:span><text:span text:style-name="T11">Use it if you need to state some rules about the required state of the system</text:span></text:p>
            <text:p text:style-name="P15"><text:span text:style-name="T11"><text:tab/></text:span><text:span text:style-name="T11">Assert.isTrue(...)</text:span></text:p>
            <text:p text:style-name="P15"><text:span text:style-name="T11"><text:tab/></text:span><text:span text:style-name="T11">Failure of <text:s/>an assertion indicates programmer error. </text:span></text:p>
            <text:p text:style-name="P15"><text:span text:style-name="T11"><text:tab/></text:span><text:span text:style-name="T11">It's less important to add Assertion if code is cover by tests.</text:span></text:p>
            <text:list text:continue-numbering="true" text:style-name="L2">
              <text:list-header>
                <text:p text:style-name="P12"><text:span text:style-name="T11">Why don't we <text:s/>use a guard (if test then RuntimeException), or NullObject?</text:span></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a tia</meta:initial-creator>
    <meta:creation-date>2016-12-04T16:20:32</meta:creation-date>
    <meta:editing-duration>PT4H43M17S</meta:editing-duration>
    <meta:editing-cycles>8</meta:editing-cycles>
    <dc:date>2016-12-04T23:19:19</dc:date>
    <dc:creator>tia tia</dc:creator>
    <meta:generator>OpenOffice/4.0.1$Unix OpenOffice.org_project/401m5$Build-9714</meta:generator>
    <meta:document-statistic meta:object-count="37"/>
  </office:meta>
</office:document-meta>
</file>